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monospace1" svg:font-family="monospace"/>
    <style:font-face style:name="monospace" svg:font-family="monospace, 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12pt" fo:letter-spacing="normal" fo:font-style="normal" fo:font-weight="normal" officeooo:rsid="0004c758" officeooo:paragraph-rsid="0004c758" style:font-size-asian="12pt" style:font-size-complex="12pt"/>
    </style:style>
    <style:style style:name="P2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2pt" fo:font-weight="normal" officeooo:paragraph-rsid="0003c645" style:font-size-asian="12pt" style:font-size-complex="12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6pt" fo:font-weight="normal" officeooo:paragraph-rsid="0004c758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6pt" fo:font-weight="normal" officeooo:paragraph-rsid="0005f91f"/>
    </style:style>
    <style:style style:name="P5" style:family="paragraph" style:parent-style-name="Standard">
      <style:text-properties fo:font-variant="normal" fo:text-transform="none" fo:color="#212121" style:font-name="monospace1" fo:font-size="12pt" fo:letter-spacing="normal" fo:font-style="normal" fo:font-weight="normal" officeooo:rsid="00093e5c" officeooo:paragraph-rsid="00093e5c" style:font-size-asian="12pt" style:font-style-asian="normal" style:font-size-complex="12pt" style:font-style-complex="normal"/>
    </style:style>
    <style:style style:name="P6" style:family="paragraph" style:parent-style-name="Standard">
      <style:text-properties fo:font-variant="normal" fo:text-transform="none" fo:color="#212121" style:font-name="monospace1" fo:font-size="12pt" fo:letter-spacing="normal" fo:font-style="normal" fo:font-weight="normal" officeooo:rsid="00093e5c" officeooo:paragraph-rsid="000dafb5" style:font-size-asian="12pt" style:font-style-asian="normal" style:font-size-complex="12pt" style:font-style-complex="normal"/>
    </style:style>
    <style:style style:name="P7" style:family="paragraph" style:parent-style-name="Standard">
      <style:text-properties fo:font-variant="normal" fo:text-transform="none" fo:color="#212121" style:font-name="Liberation Serif" fo:font-size="14pt" fo:letter-spacing="normal" fo:font-style="normal" fo:font-weight="normal" officeooo:rsid="00093e5c" officeooo:paragraph-rsid="000dafb5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variant="normal" fo:text-transform="none" fo:color="#212121" style:font-name="Liberation Serif" fo:font-size="14pt" fo:letter-spacing="normal" fo:font-style="italic" fo:font-weight="bold" officeooo:rsid="00093e5c" officeooo:paragraph-rsid="00093e5c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fo:font-variant="normal" fo:text-transform="none" fo:color="#212121" style:font-name="Liberation Serif" fo:font-size="14pt" fo:letter-spacing="normal" fo:font-style="italic" fo:font-weight="bold" officeooo:rsid="00093e5c" officeooo:paragraph-rsid="000dafb5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text-properties fo:font-variant="normal" fo:text-transform="none" fo:color="#212121" style:font-name="Liberation Serif" fo:font-size="14pt" fo:letter-spacing="normal" fo:font-style="italic" fo:font-weight="bold" officeooo:rsid="00093e5c" officeooo:paragraph-rsid="000dea9b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text-properties fo:font-variant="normal" fo:text-transform="none" fo:color="#212121" style:font-name="Liberation Serif" fo:font-size="14pt" fo:letter-spacing="normal" fo:font-style="italic" fo:font-weight="bold" officeooo:rsid="00093e5c" officeooo:paragraph-rsid="000ffd67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text-properties fo:font-variant="normal" fo:text-transform="none" fo:color="#000000" style:font-name="monospace1" fo:font-size="12pt" fo:letter-spacing="normal" fo:font-style="normal" fo:font-weight="normal" officeooo:rsid="00093e5c" officeooo:paragraph-rsid="00093e5c" style:font-size-asian="12pt" style:font-style-asian="normal" style:font-size-complex="12pt" style:font-style-complex="normal"/>
    </style:style>
    <style:style style:name="P13" style:family="paragraph" style:parent-style-name="Standard">
      <style:text-properties fo:font-variant="normal" fo:text-transform="none" fo:color="#000000" style:font-name="monospace1" fo:font-size="12pt" fo:letter-spacing="normal" fo:font-style="normal" fo:font-weight="normal" officeooo:rsid="00093e5c" officeooo:paragraph-rsid="000dafb5" style:font-size-asian="12pt" style:font-style-asian="normal" style:font-size-complex="12pt" style:font-style-complex="normal"/>
    </style:style>
    <style:style style:name="P14" style:family="paragraph" style:parent-style-name="Standard">
      <style:text-properties fo:font-variant="normal" fo:text-transform="none" fo:color="#000000" style:font-name="monospace1" fo:font-size="12pt" fo:letter-spacing="normal" fo:font-style="normal" fo:font-weight="normal" officeooo:rsid="00093e5c" officeooo:paragraph-rsid="000dea9b" style:font-size-asian="12pt" style:font-style-asian="normal" style:font-size-complex="12pt" style:font-style-complex="normal"/>
    </style:style>
    <style:style style:name="P15" style:family="paragraph" style:parent-style-name="Standard">
      <style:text-properties fo:font-variant="normal" fo:text-transform="none" fo:color="#000000" style:font-name="monospace1" fo:font-size="12pt" fo:letter-spacing="normal" fo:font-style="normal" fo:font-weight="normal" officeooo:rsid="00093e5c" officeooo:paragraph-rsid="000ffd67" style:font-size-asian="12pt" style:font-style-asian="normal" style:font-size-complex="12pt" style:font-style-complex="normal"/>
    </style:style>
    <style:style style:name="P16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0dea9b" officeooo:paragraph-rsid="000dea9b" style:font-size-asian="12.25pt" style:font-style-asian="normal" style:font-size-complex="14pt" style:font-style-complex="normal"/>
    </style:style>
    <style:style style:name="P17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0dea9b" officeooo:paragraph-rsid="000ffd67" style:font-size-asian="12.25pt" style:font-style-asian="normal" style:font-size-complex="14pt" style:font-style-complex="normal"/>
    </style:style>
    <style:style style:name="P18" style:family="paragraph" style:parent-style-name="Standard">
      <style:text-properties fo:font-variant="normal" fo:text-transform="none" fo:color="#000000" style:font-name="Liberation Serif" fo:font-size="14pt" fo:letter-spacing="normal" fo:font-style="italic" fo:font-weight="bold" officeooo:rsid="00093e5c" officeooo:paragraph-rsid="000dea9b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Standard">
      <style:text-properties fo:color="#000000" officeooo:paragraph-rsid="00093e5c"/>
    </style:style>
    <style:style style:name="P20" style:family="paragraph" style:parent-style-name="Standard">
      <style:text-properties fo:color="#000000" officeooo:paragraph-rsid="000dafb5"/>
    </style:style>
    <style:style style:name="P21" style:family="paragraph" style:parent-style-name="Standard">
      <style:text-properties fo:color="#000000" officeooo:paragraph-rsid="000dea9b"/>
    </style:style>
    <style:style style:name="P22" style:family="paragraph" style:parent-style-name="Standard">
      <style:text-properties fo:color="#000000" officeooo:paragraph-rsid="000ffd67"/>
    </style:style>
    <style:style style:name="P23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20pt" fo:letter-spacing="normal" fo:font-style="normal" fo:font-weight="normal" style:font-size-asian="20pt" style:font-size-complex="20pt"/>
    </style:style>
    <style:style style:name="P24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20pt" fo:letter-spacing="normal" fo:font-style="normal" fo:font-weight="normal" officeooo:rsid="0001d4b6" officeooo:paragraph-rsid="0001d4b6" style:font-size-asian="20pt" style:font-size-complex="20pt"/>
    </style:style>
    <style:style style:name="P25" style:family="paragraph" style:parent-style-name="Text_20_body">
      <style:paragraph-properties fo:margin-top="0in" fo:margin-bottom="0in" loext:contextual-spacing="false" fo:text-align="end" style:justify-single-word="false" fo:orphans="2" fo:widows="2"/>
      <style:text-properties fo:font-variant="normal" fo:text-transform="none" fo:color="#000000" style:font-name="Liberation Serif" fo:font-size="16pt" fo:letter-spacing="normal" fo:font-style="normal" fo:font-weight="normal" officeooo:rsid="00003b6d" officeooo:paragraph-rsid="00003b6d" style:font-size-asian="14pt" style:font-size-complex="16pt"/>
    </style:style>
    <style:style style:name="P26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font-variant="normal" fo:text-transform="none" fo:color="#000000" style:font-name="Liberation Serif" fo:font-size="16pt" fo:letter-spacing="normal" fo:font-style="normal" fo:font-weight="normal" officeooo:rsid="0001d4b6" officeooo:paragraph-rsid="0001d4b6" style:font-size-asian="14pt" style:font-size-complex="16pt"/>
    </style:style>
    <style:style style:name="P27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style:font-name="Liberation Serif" fo:font-size="20pt" style:font-size-asian="20pt" style:font-size-complex="20pt"/>
    </style:style>
    <style:style style:name="P28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style:font-name="Liberation Serif" fo:font-size="14pt" fo:font-style="italic" officeooo:rsid="00083dd1" officeooo:paragraph-rsid="00083dd1" style:font-size-asian="14pt" style:font-style-asian="italic" style:font-size-complex="14pt" style:font-style-complex="italic"/>
    </style:style>
    <style:style style:name="P29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4pt" officeooo:rsid="00083dd1" officeooo:paragraph-rsid="00083dd1" style:font-size-asian="14pt" style:font-size-complex="14pt"/>
    </style:style>
    <style:style style:name="P30" style:family="paragraph" style:parent-style-name="Text_20_body" style:list-style-name="L1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4pt" officeooo:rsid="00083dd1" officeooo:paragraph-rsid="00083dd1" style:font-size-asian="14pt" style:font-size-complex="14pt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4pt" fo:font-style="italic" officeooo:rsid="00083dd1" officeooo:paragraph-rsid="00083dd1" style:font-size-asian="14pt" style:font-style-asian="italic" style:font-size-complex="14pt" style:font-style-complex="italic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20pt" style:font-size-asian="20pt" style:font-size-complex="20pt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style:font-name="Liberation Serif" fo:font-size="16pt" fo:font-weight="normal" officeooo:paragraph-rsid="0003c645"/>
    </style:style>
    <style:style style:name="P34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officeooo:paragraph-rsid="0001d4b6"/>
    </style:style>
    <style:style style:name="P35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fo:font-size="12pt" officeooo:rsid="0001d4b6" officeooo:paragraph-rsid="0001d4b6" style:font-size-asian="12pt" style:font-size-complex="12pt"/>
    </style:style>
    <style:style style:name="P36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fo:font-size="12pt" officeooo:rsid="0001d4b6" officeooo:paragraph-rsid="0001d4b6" style:font-size-asian="10.5pt" style:font-size-complex="12pt"/>
    </style:style>
    <style:style style:name="P37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fo:color="#000000" fo:font-size="12pt" officeooo:paragraph-rsid="0001d4b6" style:font-size-asian="10.5pt" style:font-size-complex="12pt"/>
    </style:style>
    <style:style style:name="T1" style:family="text">
      <style:text-properties fo:font-variant="normal" fo:text-transform="none" fo:color="#373a3c" fo:letter-spacing="normal" fo:font-style="normal" fo:font-weight="normal"/>
    </style:style>
    <style:style style:name="T2" style:family="text">
      <style:text-properties fo:font-variant="normal" fo:text-transform="none" fo:color="#373a3c" fo:letter-spacing="normal" fo:font-style="normal" fo:font-weight="normal" officeooo:rsid="0001d4b6"/>
    </style:style>
    <style:style style:name="T3" style:family="text">
      <style:text-properties fo:font-variant="normal" fo:text-transform="none" fo:color="#373a3c" fo:letter-spacing="normal" fo:font-style="italic" fo:font-weight="normal" style:font-style-asian="italic" style:font-style-complex="italic"/>
    </style:style>
    <style:style style:name="T4" style:family="text">
      <style:text-properties fo:font-variant="normal" fo:text-transform="none" fo:color="#373a3c" fo:letter-spacing="normal" fo:font-weight="normal"/>
    </style:style>
    <style:style style:name="T5" style:family="text">
      <style:text-properties fo:font-variant="normal" fo:text-transform="none" fo:color="#373a3c" style:font-name="Liberation Serif" fo:font-size="20pt" fo:letter-spacing="normal" fo:font-style="normal" fo:font-weight="normal" style:font-size-asian="20pt" style:font-size-complex="20pt"/>
    </style:style>
    <style:style style:name="T6" style:family="text">
      <style:text-properties fo:font-variant="normal" fo:text-transform="none" fo:color="#373a3c" style:font-name="Liberation Serif" fo:font-size="20pt" fo:letter-spacing="normal" fo:font-style="normal" fo:font-weight="normal" officeooo:rsid="0001d4b6" style:font-size-asian="20pt" style:font-size-complex="20pt"/>
    </style:style>
    <style:style style:name="T7" style:family="text">
      <style:text-properties fo:font-variant="normal" fo:text-transform="none" fo:letter-spacing="normal" fo:font-style="normal" officeooo:rsid="0003c645" style:font-size-asian="14pt" style:font-size-complex="16pt"/>
    </style:style>
    <style:style style:name="T8" style:family="text">
      <style:text-properties fo:font-variant="normal" fo:text-transform="none" fo:letter-spacing="normal" fo:font-style="normal" officeooo:rsid="0005f91f" style:font-size-asian="14pt" style:font-size-complex="16pt"/>
    </style:style>
    <style:style style:name="T9" style:family="text">
      <style:text-properties fo:font-variant="normal" fo:text-transform="none" fo:letter-spacing="normal" fo:font-style="normal" fo:font-weight="normal"/>
    </style:style>
    <style:style style:name="T10" style:family="text">
      <style:text-properties fo:font-variant="normal" fo:text-transform="none" fo:letter-spacing="normal" fo:font-style="normal" fo:font-weight="normal" officeooo:rsid="0001d4b6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weight="normal"/>
    </style:style>
    <style:style style:name="T13" style:family="text">
      <style:text-properties fo:font-variant="normal" fo:text-transform="none" fo:color="#09885a" style:font-name="monospace" fo:font-size="10.5pt" fo:letter-spacing="normal" fo:font-style="normal" officeooo:rsid="0003c645" fo:background-color="#fffffe" loext:char-shading-value="0" style:font-size-asian="14pt" style:font-size-complex="16pt"/>
    </style:style>
    <style:style style:name="T14" style:family="text">
      <style:text-properties fo:font-variant="normal" fo:text-transform="none" fo:color="#000000" fo:letter-spacing="normal" fo:font-style="normal" officeooo:rsid="0003c645" style:font-size-asian="14pt" style:font-size-complex="16pt"/>
    </style:style>
    <style:style style:name="T15" style:family="text">
      <style:text-properties fo:font-variant="normal" fo:text-transform="none" fo:color="#212121" style:font-name="Liberation Serif" fo:font-size="14pt" fo:letter-spacing="normal" fo:font-style="normal" fo:font-weight="normal" officeooo:rsid="00093e5c" style:font-size-asian="12.25pt" style:font-style-asian="normal" style:font-size-complex="14pt" style:font-style-complex="normal"/>
    </style:style>
    <style:style style:name="T16" style:family="text">
      <style:text-properties fo:font-variant="normal" fo:text-transform="none" fo:color="#212121" style:font-name="Liberation Serif" fo:font-size="14pt" fo:letter-spacing="normal" fo:font-style="normal" fo:font-weight="normal" officeooo:rsid="000ffd67" style:font-size-asian="12.25pt" style:font-style-asian="normal" style:font-size-complex="14pt" style:font-style-complex="normal"/>
    </style:style>
    <style:style style:name="T17" style:family="text">
      <style:text-properties fo:font-variant="normal" fo:text-transform="none" style:font-name="Liberation Serif" fo:font-size="14pt" fo:letter-spacing="normal" fo:font-style="normal" fo:font-weight="normal" officeooo:rsid="00093e5c" style:font-size-asian="12.25pt" style:font-style-asian="normal" style:font-size-complex="14pt" style:font-style-complex="normal"/>
    </style:style>
    <style:style style:name="T18" style:family="text">
      <style:text-properties fo:font-variant="normal" fo:text-transform="none" style:font-name="Liberation Serif" fo:font-size="14pt" fo:letter-spacing="normal" fo:font-style="normal" fo:font-weight="normal" officeooo:rsid="000ffd67" style:font-size-asian="12.25pt" style:font-style-asian="normal" style:font-size-complex="14pt" style:font-style-complex="normal"/>
    </style:style>
    <style:style style:name="T19" style:family="text">
      <style:text-properties fo:font-variant="normal" fo:text-transform="none" style:font-name="Liberation Serif" fo:font-size="20pt" fo:letter-spacing="normal" fo:font-style="normal" fo:font-weight="normal" style:font-size-asian="20pt" style:font-size-complex="20pt"/>
    </style:style>
    <style:style style:name="T20" style:family="text">
      <style:text-properties fo:font-variant="normal" fo:text-transform="none" style:font-name="Liberation Serif" fo:font-size="20pt" fo:letter-spacing="normal" fo:font-style="normal" fo:font-weight="normal" officeooo:rsid="0001d4b6" style:font-size-asian="20pt" style:font-size-complex="20pt"/>
    </style:style>
    <style:style style:name="T21" style:family="text">
      <style:text-properties fo:font-variant="normal" fo:text-transform="none" style:font-name="monospace" fo:font-size="10.5pt" fo:letter-spacing="normal" fo:font-style="normal" officeooo:rsid="0003c645" fo:background-color="#fffffe" loext:char-shading-value="0" style:font-size-asian="14pt" style:font-size-complex="16pt"/>
    </style:style>
    <style:style style:name="T22" style:family="text">
      <style:text-properties officeooo:rsid="00003b6d"/>
    </style:style>
    <style:style style:name="T23" style:family="text">
      <style:text-properties officeooo:rsid="0001d4b6"/>
    </style:style>
    <style:style style:name="T24" style:family="text">
      <style:text-properties fo:color="#a31515" style:font-name="monospace" fo:font-size="10.5pt" fo:background-color="#fffffe" loext:char-shading-value="0"/>
    </style:style>
    <style:style style:name="T25" style:family="text">
      <style:text-properties fo:color="#000000" style:font-name="monospace" fo:font-size="10.5pt" fo:background-color="#fffffe" loext:char-shading-value="0"/>
    </style:style>
    <style:style style:name="T26" style:family="text">
      <style:text-properties fo:color="#09885a" style:font-name="monospace" fo:font-size="10.5pt" fo:background-color="#fffffe" loext:char-shading-value="0"/>
    </style:style>
    <style:style style:name="T27" style:family="text">
      <style:text-properties style:font-name="monospace" fo:font-size="10.5pt" fo:background-color="#fffffe" loext:char-shading-value="0"/>
    </style:style>
    <style:style style:name="T28" style:family="text">
      <style:text-properties officeooo:rsid="0004c758" style:font-size-asian="14pt" style:font-size-complex="16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officeooo:rsid="000dafb5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font-size="14pt" officeooo:rsid="000dafb5" style:font-size-asian="14pt" style:font-size-complex="14pt"/>
    </style:style>
    <style:style style:name="T33" style:family="text">
      <style:text-properties fo:font-size="14pt" officeooo:rsid="000dea9b" style:font-size-asian="14pt" style:font-size-complex="14pt"/>
    </style:style>
    <style:style style:name="T34" style:family="text">
      <style:text-properties fo:font-size="14pt" officeooo:rsid="000e0e97" style:font-size-asian="14pt" style:font-size-complex="14pt"/>
    </style:style>
    <style:style style:name="T35" style:family="text">
      <style:text-properties fo:font-size="14pt" officeooo:rsid="000ffd67" style:font-size-asian="14pt" style:font-size-complex="14pt"/>
    </style:style>
    <style:style style:name="T36" style:family="text">
      <style:text-properties officeooo:rsid="000ffd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tab/><text:span text:style-name="T22">Metody Sztucznej Inteligencji – Raport z NLP</text:span></text:p>
      <text:p text:style-name="P25">Kacper Korban</text:p>
      <text:p text:style-name="P25">296592</text:p>
      <text:p text:style-name="P24"/>
      <text:p text:style-name="P34"><text:bookmark text:name="yui_3_17_2_1_1590083964934_45"/><text:span text:style-name="T20">1. </text:span><text:span text:style-name="T19">Wyniki treningu modeli na dostarczonym zbiorze danych.</text:span></text:p>
      <text:p text:style-name="P26">Wyniki dla sieci neuroniwej:</text:p>
      <text:p text:style-name="P35">INFO:simpletransformers.classification.classification_model:{'mcc': 0.8517603409302043, 'tp': 116, 'tn': 121, 'fp': 11, 'fn': 8, 'acc': 0.92578125, 'eval_loss': 0.3700453476049006}</text:p>
      <text:p text:style-name="P35"/>
      <text:p text:style-name="P26">Wyniki dla modelu bayesowskiego:</text:p>
      <text:p text:style-name="P36"><text:s text:c="22"/>precision <text:s text:c="3"/>recall <text:s/>f1-score <text:s text:c="2"/>support</text:p>
      <text:p text:style-name="P36"><text:s text:c="4"/>accuracy <text:s text:c="35"/>0.87 <text:s text:c="6"/>256</text:p>
      <text:p text:style-name="P36"><text:s text:c="3"/>macro avg <text:s text:c="7"/>0.87 <text:s text:c="5"/>0.87 <text:s text:c="5"/>0.87 <text:s text:c="6"/>256</text:p>
      <text:p text:style-name="P36">weighted avg <text:s text:c="6"/>0.87 <text:s text:c="5"/>0.87 <text:s text:c="5"/>0.87 <text:s text:c="6"/>256</text:p>
      <text:p text:style-name="P37"/>
      <text:p text:style-name="P23"><text:span text:style-name="T23">2. </text:span>Wyniki eksperymentów związanych z modyfikacją hiper-parametrów.</text:p>
      <text:p text:style-name="P33"><text:span text:style-name="T7">Dla parametrów </text:span><text:span text:style-name="T27">{"num_train_epochs": 8, "eval_batch_size": 12, "train_batch_size": 12}</text:span><text:span text:style-name="T21">:</text:span></text:p>
      <text:p text:style-name="P2">INFO:simpletransformers.classification.classification_model:{'mcc': 0.8455522971652004, 'tp': 118, 'tn': 118, 'fp': 14, 'fn': 6, 'acc': 0.921875, 'eval_loss': 0.4962954245645299}</text:p>
      <text:p text:style-name="P2"/>
      <text:p text:style-name="P3"><text:span text:style-name="T28">Dla parametrów </text:span><text:span text:style-name="T27">{"num_train_epochs": 4, "eval_batch_size": 4,<text:line-break/>"train_batch_size": 4}</text:span><text:span text:style-name="T28">:</text:span></text:p>
      <text:p text:style-name="P1">INFO:simpletransformers.classification.classification_model:{'mcc': 0.8465584171413254, 'tp': 119, 'tn': 117, 'fp': 15, 'fn': 5, 'acc': 0.921875, 'eval_loss': 0.4497242777142674}</text:p>
      <text:p text:style-name="P1"/>
      <text:p text:style-name="P4"><text:span text:style-name="T8">Dla parametrów </text:span><text:span text:style-name="T27">{"num_train_epochs": 12, "eval_batch_size": 10, "train_batch_size": 10}:</text:span></text:p>
      <text:p text:style-name="P1">INFO:simpletransformers.classification.classification_model:{'mcc': 0.8522488756826735, 'tp': 117, 'tn': 120, 'fp': 12, 'fn': 7, 'acc': 0.92578125, 'eval_loss': 0.6250196070272628}</text:p>
      <text:p text:style-name="P1"/>
      <text:p text:style-name="P27"><text:span text:style-name="T2"/></text:p>
      <text:p text:style-name="P27"><text:span text:style-name="T2"/></text:p>
      <text:p text:style-name="P32"><text:soft-page-break/><text:span text:style-name="T10">3. </text:span><text:span text:style-name="T9">Opis zbioru danych wraz z linkiem pozwalającym na jego pobranie.</text:span></text:p>
      <text:p text:style-name="P29"><text:span text:style-name="T9">Link do pobrania danych:</text:span></text:p>
      <text:p text:style-name="P29"><text:span text:style-name="T9">Zbiór jaki skonstruowałem składa się z tekstów z dwóch różnych źródeł:</text:span></text:p>
      <text:list xml:id="list434002658" text:style-name="L1">
        <text:list-item>
          <text:p text:style-name="P30"><text:span text:style-name="T9">Wersów piosenek rapera Taco Hemingway</text:span></text:p>
        </text:list-item>
        <text:list-item>
          <text:p text:style-name="P30"><text:span text:style-name="T9">Podzielone na fragmenty, wybrane wystąpienia prezydenta RP Andrzeja Dudy</text:span></text:p>
        </text:list-item>
      </text:list>
      <text:p text:style-name="P29"><text:span text:style-name="T9">Teksty piosenek zostały pobrane z portalu tekstowo.pl, natomiast teksty wystąpień prezydenta Andrzeja Dudy zostały pobrane ze strony prezydent.pl</text:span></text:p>
      <text:p text:style-name="P29"><text:span text:style-name="T9">Przykładowy fragment pliku z danymi:<text:line-break/></text:span><text:span text:style-name="T11">‘18 mnie wykończy, chyba w ‘19 przerwa, ej;taco</text:span></text:p>
      <text:p text:style-name="P31"><text:span text:style-name="T12">Ty przejrzysta jak woda Fiji (i chcę cię na hejnał);taco</text:span></text:p>
      <text:p text:style-name="P31"><text:span text:style-name="T12">Ale chciałbym, żeby z tego w ogromnym stopniu skorzystały także i samorządy;duda</text:span></text:p>
      <text:p text:style-name="P31"><text:span text:style-name="T12">Więc bardzo proszę o wzmożoną ostrożność;duda</text:span></text:p>
      <text:p text:style-name="P28"><text:span text:style-name="T4"/></text:p>
      <text:p text:style-name="P23"><text:span text:style-name="T23">4. </text:span>Wyniki treningu modelu dla własnego zbioru danych.</text:p>
      <text:p text:style-name="P19"><text:span text:style-name="T17">Wyniki uczenia dla 5 epok </text:span><text:span text:style-name="T18">i batch_size 8</text:span><text:span text:style-name="T17">:</text:span></text:p>
      <text:p text:style-name="P12">{'mcc': 0.8479565969392698, 'tp': 102, 'tn': 64, 'fp': 7, 'fn': 6, <text:span text:style-name="T29">'acc': 0.9273743016759777</text:span>, 'eval_loss': 0.38592780532781035}</text:p>
      <text:p text:style-name="P16">Wybrane fragmenty ze zbioru testowego, które zostały źle zaklasyfikowane:</text:p>
      <text:p text:style-name="P8">Dzisiaj tańczą przy Wiśle</text:p>
      <text:p text:style-name="P8">~ Andrzej Duda</text:p>
      <text:p text:style-name="P8">Mój przyjaciel skończył skacowany w izbie wytrzeźwień</text:p>
      <text:p text:style-name="P8">~ Andrzej Duda</text:p>
      <text:p text:style-name="P8">Więc zaprasza do siebie, tu mało miejsca do tańców</text:p>
      <text:p text:style-name="P8">~ Andrzej Duda</text:p>
      <text:p text:style-name="P8">A WWA to NHL jest w tej kwestii</text:p>
      <text:p text:style-name="P8">~ Andrzej Duda</text:p>
      <text:p text:style-name="P8">Dla mnie takim momentem była wizyta w Moskwie kilka dni po katastrofie</text:p>
      <text:p text:style-name="P8">~ Taco Hemingway</text:p>
      <text:p text:style-name="P8">Ale burmistrz znał chłopców po imieniu</text:p>
      <text:p text:style-name="P8">~ Taco Hemingway</text:p>
      <text:p text:style-name="P8">…</text:p>
      <text:p text:style-name="P5"/>
      <text:p text:style-name="P6"/>
      <text:p text:style-name="P6"/>
      <text:p text:style-name="P20"><text:span text:style-name="T31">Wyniki uczenia dla </text:span><text:span text:style-name="T32">3</text:span><text:span text:style-name="T31"> epok </text:span><text:span text:style-name="T32">i batch_size 10</text:span><text:span text:style-name="T31">:</text:span></text:p>
      <text:p text:style-name="P13">{'mcc': 0.909800957420005, 'tp': 94, 'tn': 77, 'fp': 4, 'fn': 4, <text:span text:style-name="T29">'acc': 0.9553072625698324</text:span>, 'eval_loss': 0.16895643580291006}</text:p>
      <text:p text:style-name="P16">Wybrane fragmenty ze zbioru testowego, które zostały źle zaklasyfikowane:</text:p>
      <text:p text:style-name="P10"><text:soft-page-break/>Powoduje stres, wzmaga nerwowość i lęk</text:p>
      <text:p text:style-name="P10">~ Taco Hemingway</text:p>
      <text:p text:style-name="P10">Tyle dobrego, że znów jeżdżę sobie tym ZTM-em</text:p>
      <text:p text:style-name="P10">~ Andrzej Duda</text:p>
      <text:p text:style-name="P10">Mózg jak karabin, mógłbym zabić kogoś, zgładzić myślą</text:p>
      <text:p text:style-name="P10">~ Andrzej Duda</text:p>
      <text:p text:style-name="P10">A ja sobie stoję no i słucham o czym mowa, bo ich kocham, bo to w sumie jak nie patrzeć moi ludzie</text:p>
      <text:p text:style-name="P10">~ Andrzej Duda</text:p>
      <text:p text:style-name="P10">Bardzo proszę też o szczerość</text:p>
      <text:p text:style-name="P10">~ Taco Hemingway</text:p>
      <text:p text:style-name="P10">…</text:p>
      <text:p text:style-name="P7"/>
      <text:p text:style-name="P21"><text:span text:style-name="T31">Wyniki uczenia dla </text:span><text:span text:style-name="T33">2</text:span><text:span text:style-name="T31"> epok </text:span><text:span text:style-name="T32">i batch_size 1</text:span><text:span text:style-name="T33">6</text:span><text:span text:style-name="T31">:</text:span></text:p>
      <text:p text:style-name="P14">{'mcc': 0.9210499059868467, 'tp': 95, 'tn': 77, 'fp': 4, 'fn': 3, <text:span text:style-name="T29">'acc': 0.9608938547486033</text:span>, 'eval_loss': 0.12878633849322796}</text:p>
      <text:p text:style-name="P16">Wybrane fragmenty ze zbioru testowego, które zostały źle zaklasyfikowane:</text:p>
      <text:p text:style-name="P10">Powoduje stres, wzmaga nerwowość i lęk</text:p>
      <text:p text:style-name="P10">~ Taco Hemingway</text:p>
      <text:p text:style-name="P10">Tyle dobrego, że znów jeżdżę sobie tym ZTM-em</text:p>
      <text:p text:style-name="P10">~ Andrzej Duda</text:p>
      <text:p text:style-name="P10">Wspaniali ludzie</text:p>
      <text:p text:style-name="P10">~ Taco Hemingway</text:p>
      <text:p text:style-name="P10">Boję się policji strasznie, ale wiedzcie to wreszcie</text:p>
      <text:p text:style-name="P10">~ Andrzej Duda</text:p>
      <text:p text:style-name="P10">Wygrywa ten kto przegrał, to przecież jest jakiś obłęd</text:p>
      <text:p text:style-name="P10">~ Andrzej Duda</text:p>
      <text:p text:style-name="P10">…</text:p>
      <text:p text:style-name="P18"/>
      <text:p text:style-name="P21"><text:span text:style-name="T31">Wyniki uczenia dla </text:span><text:span text:style-name="T33">1</text:span><text:span text:style-name="T31"> epok </text:span><text:span text:style-name="T32">i batch_size </text:span><text:span text:style-name="T34">6</text:span><text:span text:style-name="T31">:</text:span></text:p>
      <text:p text:style-name="P14">{'mcc': 0.8360126003851731, 'tp': 95, 'tn': 69, 'fp': 13, 'fn': 2, <text:span text:style-name="T29">'acc': 0.9162011173184358</text:span>, 'eval_loss': 0.28408855355034274}</text:p>
      <text:p text:style-name="P16">Wybrane fragmenty ze zbioru testowego, które zostały źle zaklasyfikowane:</text:p>
      <text:p text:style-name="P10">Trwała 45 minut</text:p>
      <text:p text:style-name="P10">~ Taco Hemingway</text:p>
      <text:p text:style-name="P10">Chciałbym powiedzieć teraz, że uciekam przed policją</text:p>
      <text:p text:style-name="P10">~ Andrzej Duda</text:p>
      <text:p text:style-name="P10">Ze zbudowanym obok żłobkiem – bardzo ładnym, eleganckim</text:p>
      <text:p text:style-name="P10">~ Taco Hemingway</text:p>
      <text:p text:style-name="P10">Dlatego bardzo proszę o wzmożoną ostrożność</text:p>
      <text:p text:style-name="P10">~ Taco Hemingway</text:p>
      <text:p text:style-name="P10">By rozwijać nasz kraj, dbać o naszą ojczyznę</text:p>
      <text:p text:style-name="P10"><text:soft-page-break/>~ Taco Hemingway</text:p>
      <text:p text:style-name="P10">Ale teraz mówię adieu wszystkim którzy wyczekują aż upadnę!</text:p>
      <text:p text:style-name="P10">~ Andrzej Duda</text:p>
      <text:p text:style-name="P10">…</text:p>
      <text:p text:style-name="P10"/>
      <text:p text:style-name="P22"><text:span text:style-name="T31">Wyniki uczenia dla </text:span><text:span text:style-name="T33">2</text:span><text:span text:style-name="T31"> epok </text:span><text:span text:style-name="T32">i batch_size </text:span><text:span text:style-name="T34">8</text:span><text:span text:style-name="T31">:</text:span></text:p>
      <text:p text:style-name="P15">{'mcc': 0.8740735810446687, 'tp': 98, 'tn': 70, 'fp': 6, 'fn': 5, <text:span text:style-name="T29">'acc': 0.9385474860335196</text:span>, 'eval_loss': 0.24162023307998542}</text:p>
      <text:p text:style-name="P17">Wybrane fragmenty ze zbioru testowego, które zostały źle zaklasyfikowane:</text:p>
      <text:p text:style-name="P11">Chciałbym powiedzieć teraz, że uciekam przed policją</text:p>
      <text:p text:style-name="P11">~ Andrzej Duda</text:p>
      <text:p text:style-name="P11">Tworzy ją pakiet działań na niespotykaną dotąd skalę</text:p>
      <text:p text:style-name="P11">~ Taco Hemingway</text:p>
      <text:p text:style-name="P11">Sądzą, że ten blant wielce pomocny</text:p>
      <text:p text:style-name="P11">~ Andrzej Duda</text:p>
      <text:p text:style-name="P11">Miałem tróję z podstaw przedsiębiorczości</text:p>
      <text:p text:style-name="P11">~ Andrzej Duda</text:p>
      <text:p text:style-name="P11">To była dla mnie także osobista tragedia</text:p>
      <text:p text:style-name="P11">~ Taco Hemingway</text:p>
      <text:p text:style-name="P11">Bardzo proszę też o szczerość</text:p>
      <text:p text:style-name="P11">~ Taco Hemingway</text:p>
      <text:p text:style-name="P11">…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monospace1" svg:font-family="monospace"/>
    <style:font-face style:name="monospace" svg:font-family="monospace, 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21T20:18:05.399616673</meta:creation-date>
    <dc:date>2020-05-30T16:43:35.803742306</dc:date>
    <meta:editing-duration>PT18M27S</meta:editing-duration>
    <meta:editing-cycles>5</meta:editing-cycles>
    <meta:generator>LibreOffice/6.3.6.2$Linux_X86_64 LibreOffice_project/30$Build-2</meta:generator>
    <meta:document-statistic meta:table-count="0" meta:image-count="0" meta:object-count="0" meta:page-count="4" meta:paragraph-count="105" meta:word-count="690" meta:character-count="5062" meta:non-whitespace-character-count="4355"/>
  </office:meta>
</office:document-meta>
</file>